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Range.getMinimum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Range.getMax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Range.getMax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Range.FloatRange( Number number1 , Number number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loatRange.FloatRange( float number1 , float number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loatRange.getMax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Range.FloatRange( floa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atRange.overlapsRange( Range r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atRange.containsNumber(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Range.FloatRange( Number nu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oatRange.getMin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Range.getMin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Range.containsFloat( floa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Range.getMaximum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Range.getMin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Range.containsRange( Range r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atRange.getMax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Ran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oatRang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atRange.getMin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Rang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